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style:text-underline-style="solid" style:text-underline-type="single"/>
    </style:style>
    <style:style style:name="T2" style:family="text">
      <style:text-properties fo:color="#000000" fo:font-family="Sans Serif"/>
    </style:style>
    <style:style style:name="P1" style:parent-style-name="Standard" style:family="paragraph">
      <style:text-properties fo:color="#000000" fo:font-family="Sans Serif"/>
    </style:style>
    <style:style style:name="P2" style:family="paragraph">
      <style:text-properties fo:color="#000000" fo:font-family="Sans Serif" fo:font-size="12.000000000000000pt"/>
    </style:style>
    <style:style style:name="P3" style:family="paragraph" style:list-style-name="L11">
      <style:paragraph-properties fo:line-height="100%" fo:margin-bottom="0.000000000000000pt" style:tab-stop-distance="35.399999999999999pt"/>
      <style:text-properties fo:country="FR" fo:font-family="Calibri" fo:font-size="12.000000000000000pt" fo:language="fr" style:use-window-font-color="true"/>
    </style:style>
    <style:style style:name="P4" style:family="paragraph">
      <style:paragraph-properties fo:line-height="100%" fo:margin-bottom="0.000000000000000pt" fo:margin-left="36.000000000000000pt" style:tab-stop-distance="35.399999999999999pt"/>
      <style:text-properties fo:color="#000000" fo:country="FR" fo:font-family="Calibri" fo:font-size="11.000000000000000pt" fo:language="fr"/>
    </style:style>
    <style:style style:name="P5" style:family="paragraph" style:list-style-name="L21">
      <style:paragraph-properties fo:line-height="100%" fo:margin-bottom="0.000000000000000pt" style:tab-stop-distance="35.399999999999999pt"/>
      <style:text-properties fo:country="FR" fo:font-family="Calibri" fo:font-size="12.000000000000000pt" fo:language="fr" style:use-window-font-color="true"/>
    </style:style>
    <style:style style:name="P6" style:family="paragraph">
      <style:paragraph-properties fo:line-height="100%" fo:margin-bottom="0.000000000000000pt" style:tab-stop-distance="35.399999999999999pt"/>
      <style:text-properties fo:color="#000000" fo:country="FR" fo:font-family="Calibri" fo:font-size="11.000000000000000pt" fo:language="fr"/>
    </style:style>
    <style:style style:name="P7" style:family="paragraph" style:list-style-name="L31">
      <style:paragraph-properties fo:line-height="100%" fo:margin-bottom="0.000000000000000pt" style:tab-stop-distance="35.399999999999999pt"/>
      <style:text-properties fo:country="FR" fo:font-family="Calibri" fo:font-size="12.000000000000000pt" fo:language="fr" style:use-window-font-color="true"/>
    </style:style>
    <text:list-style style:name="L12" style:display-name="L12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13" style:display-name="L13">
      <text:list-level-style-bullet text:bullet-char="➔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➔" text:level="2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➔" text:level="3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</text:list-level-style-bullet>
    </text:list-style>
    <text:list-style style:name="L14" style:display-name="L14">
      <text:list-level-style-bullet text:bullet-char="✔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✔" text:level="2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✔" text:level="3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</text:list-level-style-bullet>
      <text:list-level-style-bullet text:bullet-char="✔" text:level="4">
        <style:list-level-properties text:list-level-position-and-space-mode="label-alignment" fo:text-align="start">
          <style:list-level-label-alignment text:label-followed-by="listtab" text:list-tab-stop-position="90.00000000000pt" fo:text-indent="-18.00000000000pt" fo:margin-left="90.00000000000pt"/>
        </style:list-level-properties>
      </text:list-level-style-bullet>
    </text:list-style>
    <text:list-style style:name="L7" style:display-name="L7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•" text:level="2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•" text:level="3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</text:list-level-style-bullet>
    </text:list-style>
    <text:list-style style:name="L8" style:display-name="L8">
      <text:list-level-style-bullet text:bullet-char="➔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➔" text:level="2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➔" text:level="3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</text:list-level-style-bullet>
    </text:list-style>
    <text:list-style style:name="L9" style:display-name="L9">
      <text:list-level-style-bullet text:bullet-char="✔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✔" text:level="2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✔" text:level="3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</text:list-level-style-bullet>
      <text:list-level-style-bullet text:bullet-char="✔" text:level="4">
        <style:list-level-properties text:list-level-position-and-space-mode="label-alignment" fo:text-align="start">
          <style:list-level-label-alignment text:label-followed-by="listtab" text:list-tab-stop-position="90.00000000000pt" fo:text-indent="-18.00000000000pt" fo:margin-left="90.00000000000pt"/>
        </style:list-level-properties>
      </text:list-level-style-bullet>
    </text:list-style>
    <text:list-style style:name="L10" style:display-name="L10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•" text:level="2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•" text:level="3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</text:list-level-style-bullet>
      <text:list-level-style-bullet text:bullet-char="•" text:level="4">
        <style:list-level-properties text:list-level-position-and-space-mode="label-alignment" fo:text-align="start">
          <style:list-level-label-alignment text:label-followed-by="listtab" text:list-tab-stop-position="90.00000000000pt" fo:text-indent="-18.00000000000pt" fo:margin-left="90.00000000000pt"/>
        </style:list-level-properties>
      </text:list-level-style-bullet>
    </text:list-style>
    <text:list-style style:name="L111" style:display-name="L111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15" style:display-name="L15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</office:automatic-styles>
  <office:body>
    <office:text>
      <text:tracked-changes text:track-changes="false"/>
      <text:p text:style-name="P1"><text:span text:style-name="T1">Rapport Cassiopée pour la réunion du 04/03</text:span></text:p>
      <text:p text:style-name="P2"/>
      <text:p text:style-name="P2"/>
      <text:p text:style-name="P2"><text:span text:style-name="T1">Meriem</text:span></text:p>
      <text:p text:style-name="P2"/>
      <text:list text:style-name="L12" xml:id="list-aee3322d-c78a-4a59-9c8e-81e8938c89c9">
        <text:list-item>
          <text:p text:style-name="P3">Lecture du document "Video Summarization Using Singular Value Decomposition"</text:p>
          <text:p text:style-name="P3"/>
        </text:list-item>
        <text:list-item>
          <text:p text:style-name="P3">Comprendre son fonctionnement (l’algorithme utilisé SVD) et surtout ses formules mathématiques.</text:p>
          <text:p text:style-name="P4"/>
        </text:list-item>
      </text:list>
      <text:list text:style-name="L13" xml:id="list-99db6a55-9335-4afe-b66c-8b69929c798b">
        <text:list-item>
          <text:list text:style-name="L13" xml:id="list-71eda31b-bcbe-4d21-92ea-32a39f5df689">
            <text:list-item>
              <text:list text:style-name="L13" xml:id="list-0e8381a3-d3f1-4665-955c-0347e5c8db07">
                <text:list-item>
                  <text:p text:style-name="P3">Première réunion pour le lancement du projet, décisions prises :</text:p>
                  <text:p text:style-name="P3"/>
                </text:list-item>
              </text:list>
              <text:list text:style-name="L14" xml:id="list-dbf378be-e94b-4c4c-bb15-c9a86068a0f5">
                <text:list-item>
                  <text:list text:style-name="L14" xml:id="list-2df8ad39-4f1d-4ad2-8407-8e284646a428">
                    <text:list-item>
                      <text:p text:style-name="P5">Langage de programmation : C</text:p>
                    </text:list-item>
                    <text:list-item>
                      <text:p text:style-name="P5">Utiliser des bibliothèques existantes pour le code (ffmpeg pour extraire les images par exemple etc.…)</text:p>
                    </text:list-item>
                    <text:list-item>
                      <text:p text:style-name="P5">Se servir du logiciel Git pour partager nos bouts de coder.</text:p>
                    </text:list-item>
                    <text:list-item>
                      <text:p text:style-name="P5">Emmanuel s’occupe de la première partie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7">A faire pour la semaine prochaine :</text:p>
      <text:p text:style-name="P7"/>
      <text:list text:style-name="L12" xml:id="list-fd444712-89af-48c9-8c36-c8439b8c5f52">
        <text:list-item>
          <text:p text:style-name="P7">S’occuper de l’interface du programme</text:p>
        </text:list-item>
      </text:list>
      <text:p text:style-name="P7"/>
      <text:p text:style-name="P7"/>
      <text:p text:style-name="P2"><text:span text:style-name="T1">Emmanuel</text:span></text:p>
      <text:p text:style-name="P2"/>
      <text:list text:style-name="L7" xml:id="list-01b9715b-e365-445f-8313-6c58c8bb7444">
        <text:list-item>
          <text:p text:style-name="P2">Lecture du document "Video Summarization Using Singular Value Decomposition"</text:p>
          <text:p text:style-name="P2"/>
        </text:list-item>
      </text:list>
      <text:list text:style-name="L8" xml:id="list-234089a8-31f4-4fdb-a4f7-eb12536a029b">
        <text:list-item>
          <text:list text:style-name="L8" xml:id="list-e46862c4-7248-4493-b44b-abc4339a0ffa">
            <text:list-item>
              <text:list text:style-name="L8" xml:id="list-3ad49881-9d0f-448e-b9b3-93a76d173032">
                <text:list-item>
                  <text:p text:style-name="P2">Principe général</text:p>
                </text:list-item>
                <text:list-item>
                  <text:p text:style-name="P2">Algorithmes utilisés</text:p>
                </text:list-item>
              </text:list>
            </text:list-item>
          </text:list>
        </text:list-item>
      </text:list>
      <text:p text:style-name="P2"/>
      <text:list text:style-name="L7" xml:id="list-7c3ffeca-cc26-4009-91bd-da3ade7228a9">
        <text:list-item>
          <text:p text:style-name="P2">Réflexion sur l'implémentation</text:p>
          <text:p text:style-name="P2"/>
        </text:list-item>
      </text:list>
      <text:list text:style-name="L8" xml:id="list-cef6143d-7d7d-4334-b604-5b3a9ca62f34">
        <text:list-item>
          <text:list text:style-name="L8" xml:id="list-f8fbbe8a-9bf6-4542-8507-0151ecd010fd">
            <text:list-item>
              <text:list text:style-name="L8" xml:id="list-56332a5b-b9d6-4d35-89f6-8aeb15fbd201">
                <text:list-item>
                  <text:p text:style-name="P2">Langage de programmation</text:p>
                </text:list-item>
              </text:list>
              <text:list text:style-name="L9" xml:id="list-620015d0-42ae-45d0-8c38-fbe2e7e5ee6e">
                <text:list-item>
                  <text:list text:style-name="L9" xml:id="list-9e27fd9f-6a83-4fd7-844f-cfed28c14bf0">
                    <text:list-item>
                      <text:p text:style-name="P2">C</text:p>
                      <text:p text:style-name="P2"/>
                    </text:list-item>
                  </text:list>
                </text:list-item>
              </text:list>
              <text:list text:style-name="L8" xml:id="list-5bceb1ed-c594-4cf7-9eff-c0d2d0b8e87f">
                <text:list-item>
                  <text:p text:style-name="P2">Bibliothèques</text:p>
                </text:list-item>
              </text:list>
              <text:list text:style-name="L9" xml:id="list-26bbcfe9-a73f-414a-9d0e-98b2d6aad3d5">
                <text:list-item>
                  <text:list text:style-name="L9" xml:id="list-3db19512-74ba-40cf-bc3d-7d83a871b0dc">
                    <text:list-item>
                      <text:p text:style-name="P2">ffmpeg pour l'extraction des images</text:p>
                    </text:list-item>
                    <text:list-item>
                      <text:p text:style-name="P2">stb_image pour le chargement des images</text:p>
                    </text:list-item>
                    <text:list-item>
                      <text:p text:style-name="P2">SVDLIBC pour effectuer la SVD</text:p>
                      <text:p text:style-name="P2"/>
                    </text:list-item>
                  </text:list>
                </text:list-item>
              </text:list>
              <text:list text:style-name="L8" xml:id="list-64bc6479-8e02-49af-b717-b2314f2980be">
                <text:list-item>
                  <text:p text:style-name="P2">Structure du projet</text:p>
                </text:list-item>
              </text:list>
              <text:list text:style-name="L9" xml:id="list-3597cabe-5113-4ec8-a84d-981b61b4829e">
                <text:list-item>
                  <text:list text:style-name="L9" xml:id="list-e4caf16a-233a-4631-84b2-7441e05dba08">
                    <text:list-item>
                      <text:p text:style-name="P2">Dépôt Git sur la plateforme GitHub (https://github.com/Amadeus-osa/resume-video)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text:style-name="L10" xml:id="list-ed70f996-0c7c-402c-bba0-91567bc485b6">
        <text:list-item>
          <text:list text:style-name="L10" xml:id="list-b0731d9a-c3b9-4484-9b68-4df81ef0bd95">
            <text:list-item>
              <text:p text:style-name="P2">Implémentation</text:p>
            </text:list-item>
          </text:list>
        </text:list-item>
      </text:list>
      <text:p text:style-name="P2"/>
      <text:list text:style-name="L8" xml:id="list-a7d8a0cf-5482-4204-a070-38e9f77be92d">
        <text:list-item>
          <text:list text:style-name="L8" xml:id="list-5158c55a-68fb-49ac-ae9f-eb6665895cf5">
            <text:list-item>
              <text:list text:style-name="L8" xml:id="list-e2b104ac-1e33-4edb-9e1e-4cc1a2014823">
                <text:list-item>
                  <text:p text:style-name="P2">Codage</text:p>
                </text:list-item>
              </text:list>
              <text:list text:style-name="L9" xml:id="list-66d7837c-a64a-43f5-b8e6-c8428353ce6f">
                <text:list-item>
                  <text:list text:style-name="L9" xml:id="list-4044f3a7-a315-48f8-9530-ad6744286bf0">
                    <text:list-item>
                      <text:p text:style-name="P2">Traduction en code C des algorithmes décrits dans le document</text:p>
                    </text:list-item>
                    <text:list-item>
                      <text:p text:style-name="P2">Makefile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text:style-name="L7" xml:id="list-59c25582-7bab-4e06-9af6-27f533b786f0">
        <text:list-item>
          <text:list text:style-name="L7" xml:id="list-e1cfeb05-2f83-4bc6-a4ef-0fe42595a8cd">
            <text:list-item>
              <text:list text:style-name="L7" xml:id="list-f021ee71-bfa2-4278-a275-a9eaa415e466">
                <text:list-item>
                  <text:p text:style-name="P2">Tests</text:p>
                </text:list-item>
              </text:list>
              <text:list text:style-name="L9" xml:id="list-fd83456f-6fc4-4319-ac4d-efd7dbed2632">
                <text:list-item>
                  <text:list text:style-name="L9" xml:id="list-7b2b7728-b0e7-4f4e-b845-50fa4dd46736">
                    <text:list-item>
                      <text:p text:style-name="P2">Test sur des vidéos tirées de Youtube. Le clustering d'images semble comporter des erreurs, les clusters semblent comporter des images "intruses" parmi les séries d'images similaires.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7"><text:span text:style-name="T2">A faire pour la semaine prochaine</text:span><text:s/>:</text:p>
      <text:p text:style-name="P2"/>
      <text:list text:style-name="L111" xml:id="list-d692055b-e0a0-4b86-ba25-7066de748632">
        <text:list-item>
          <text:p text:style-name="P2">Débug du procédé de clustering. Pourquoi y'a-t-il des erreurs ?</text:p>
        </text:list-item>
      </text:list>
      <text:p text:style-name="P7"/>
      <text:p text:style-name="P7"/>
      <text:p text:style-name="P7"><text:span text:style-name="T1">Constance</text:span></text:p>
      <text:p text:style-name="P7"/>
      <text:p text:style-name="P7"/>
      <text:list text:style-name="L15" xml:id="list-8e385dc6-9747-4c41-95ef-ff36b7bd1f24">
        <text:list-item>
          <text:p text:style-name="P7">Lecture <text:s/>et compréhension du document "Video Summarization Using Singular Value Decomposition"</text:p>
        </text:list-item>
      </text:list>
      <text:p text:style-name="P7"/>
      <text:list text:style-name="L15" xml:id="list-6643b458-870c-4fb7-9a78-cbd295d14c9c">
        <text:list-item>
          <text:p text:style-name="P7">Choix du langage de programmation : C</text:p>
        </text:list-item>
      </text:list>
      <text:p text:style-name="P7"/>
      <text:list text:style-name="L15" xml:id="list-cc83f22f-fc32-4f37-82d9-4ff45eea6f00">
        <text:list-item>
          <text:p text:style-name="P7">Utilisation du site GitHub (dépôt Git) pour partager le code</text:p>
        </text:list-item>
      </text:list>
      <text:p text:style-name="P7"/>
      <text:list text:style-name="L15" xml:id="list-3558a8c8-761d-4593-b5e4-2b3cef16b862">
        <text:list-item>
          <text:p text:style-name="P7">Décision d’utiliser des bibliothèques existantes (comme SVDLIBC pour la SVD…)</text:p>
        </text:list-item>
      </text:list>
      <text:p text:style-name="P7"/>
      <text:list text:style-name="L15" xml:id="list-fe9caaf5-fcc5-4609-a863-5d985ff433dc">
        <text:list-item>
          <text:p text:style-name="P7">Première partie effectuée par Emmanuel</text:p>
        </text:list-item>
      </text:list>
      <text:p text:style-name="P7"/>
      <text:p text:style-name="P7"><text:span text:style-name="T2">A faire pour la semaine prochaine</text:span><text:s/>:</text:p>
      <text:p text:style-name="P7"/>
      <text:list text:style-name="L15" xml:id="list-3386b907-445b-465a-aaa6-86a9f96f1815">
        <text:list-item>
          <text:p text:style-name="P7">Se documenter sur les différentes méthodes de résumé vidé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Bullet_20List" style:display-name="Bullet List" style:family="paragraph" style:list-style-name="L6">
      <style:text-properties fo:font-size="12.000000000000000pt"/>
    </style: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Enumerated_20List" style:display-name="Enumerated List" style:family="paragraph" style:list-style-name="L4">
      <style:text-properties fo:font-size="12.000000000000000pt"/>
    </style:style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A1" style:display-name="A1" style:family="paragraph"/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Standard" style:display-name="Standard" style:family="paragraph">
      <style:text-properties fo:font-size="12.000000000000000pt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Alphabetical_20List" style:display-name="Alphabetical List" style:family="paragraph" style:list-style-name="L5">
      <style:text-properties fo:font-size="12.000000000000000pt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Policepardfaut" style:display-name="Policepardfaut" style:family="text"/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4" style:display-name="L4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5" style:display-name="L5">
      <text:list-level-style-number text:start-value="1" text:display-levels="1" style:num-format="a" text:level="1" style:num-prefix="" style:num-suffix=")">
        <style:list-level-properties text:list-level-position-and-space-mode="label-width-and-position" fo:text-align="start"/>
      </text:list-level-style-number>
    </text:list-style>
    <text:list-style style:name="L21" style:display-name="L21">
      <text:list-level-style-bullet text:bullet-char="" text:level="1">
        <style:list-level-properties text:list-level-position-and-space-mode="label-alignment" fo:text-align="left">
          <style:list-level-label-alignment text:label-followed-by="listtab" text:list-tab-stop-position="0.00000000000pt" fo:text-indent="-18.00000000000pt" fo:margin-left="88.80000000000pt"/>
        </style:list-level-properties>
      </text:list-level-style-bullet>
    </text:list-style>
    <text:list-style style:name="L1" style:display-name="L1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11" style:display-name="L11">
      <text:list-level-style-bullet text:bullet-char="-" text:level="1">
        <style:list-level-properties text:list-level-position-and-space-mode="label-alignment" fo:text-align="left">
          <style:list-level-label-alignment text:label-followed-by="listtab" text:list-tab-stop-position="0.00000000000pt" fo:text-indent="-18.00000000000pt" fo:margin-left="36.00000000000pt"/>
        </style:list-level-properties>
      </text:list-level-style-bullet>
    </text:list-style>
    <text:list-style style:name="L2" style:display-name="L2">
      <text:list-level-style-number text:start-value="1" text:display-levels="2" style:num-format="1" text:level="2" style:num-prefix="" style:num-suffix=".">
        <style:list-level-properties text:list-level-position-and-space-mode="label-width-and-position" fo:text-align="start"/>
      </text:list-level-style-number>
    </text:list-style>
    <text:list-style style:name="L3" style:display-name="L3">
      <text:list-level-style-number text:start-value="1" text:display-levels="3" style:num-format="1" text:level="3" style:num-prefix="" style:num-suffix=".">
        <style:list-level-properties text:list-level-position-and-space-mode="label-width-and-position" fo:text-align="start"/>
      </text:list-level-style-number>
    </text:list-style>
    <text:list-style style:name="L31" style:display-name="L31">
      <text:list-level-style-bullet text:bullet-char="" text:level="1">
        <style:list-level-properties text:list-level-position-and-space-mode="label-alignment" fo:text-align="left">
          <style:list-level-label-alignment text:label-followed-by="listtab" text:list-tab-stop-position="0.00000000000pt" fo:text-indent="-18.00000000000pt" fo:margin-left="36.00000000000pt"/>
        </style:list-level-properties>
      </text:list-level-style-bullet>
    </text:list-style>
    <text:outline-style style:name="O">
      <text:outline-level-style text:start-value="1" text:display-levels="1" style:num-format="1" text:level="1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2" style:num-format="1" text:level="2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3" style:num-format="1" text:level="3" style:num-prefix="" style:num-suffix=".">
        <style:list-level-properties text:list-level-position-and-space-mode="label-width-and-position" fo:text-align="start"/>
      </text:outline-level-style>
    </text:outline-style>
    <text:notes-configuration text:note-class="footnote" text:start-value="1" style:num-format="1" text:start-numbering-at="document" text:footnotes-position="page"/>
    <text:notes-configuration text:note-class="endnote" text:start-value="1" style:num-format="1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/>
    </style:page-layout>
  </office:automatic-styles>
  <office:master-styles>
    <style:master-page style:name="Standard" style:display-name="Default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8.0</meta:generator>
    <dc:title/>
    <meta:initial-creator>Inconnu</meta:initial-creator>
    <meta:editing-cycles>6</meta:editing-cycles>
    <dc:date>2014-03-20T15:18:03</dc:date>
    <meta:creation-date>2008-08-22T11:41:04</meta:creation-date>
  </office:meta>
</office:document-meta>
</file>